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ERTO JARA, TATIANA CAR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24947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5140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ERTO JARA, TATIANA C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4947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51405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3452357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83858967</text:p>
          </table:table-cell>
          <table:table-cell table:style-name="Tabla2.D3" office:value-type="string">
            <text:p text:style-name="P23">2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8:03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